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2">
      <style:paragraph-properties fo:text-align="justify" style:justify-single-word="false"/>
    </style:style>
    <style:style style:name="P3" style:family="paragraph" style:parent-style-name="Heading_20_1">
      <style:paragraph-properties fo:text-align="justify" style:justify-single-word="false"/>
    </style:style>
    <style:style style:name="P4" style:family="paragraph" style:parent-style-name="Text_20_body">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h text:style-name="P3" text:outline-level="1">Zielbestimmung</text:h>
      <text:p text:style-name="P4">Im Zuge des Teamprojektes im sechsten Semester des Studienganges Software Engineering und Technische Informatik ist es unsere Aufgabe eine Machbarkeitsstudie für eine Carrera Echtzeitsimulation und Visualisierung zu erstellen. Die Visualisierung soll über eine Simulation der <text:s/>Carrerabahn, sowie über die echte Carrerabahn möglich sein. Die Autos sollen über Eingabe Geräte und Fahrskripte gesteuert werden können. Um bei einer Echtzeitsimulation die Steuersignale an die Bahn bzw. die Autos zu leiten und Sensorsignale von der Bahn in der Software zu registrieren soll die Software die Schnittstellen der 42 Gruppe, der Bluerider Gruppe und die Analog Bahn unterstützen. Die Software muss, da sie von folgenden Semestern weiterentwickelt wird, gut erweiterbar und gut dokumentiert sein.</text:p>
      <text:p text:style-name="P4">Ansätze, Probleme und Ideen müssen festgehalten und dokumentiert werden.</text:p>
      <text:p text:style-name="P4"/>
      <text:h text:style-name="P3" text:outline-level="1">Produktübersicht</text:h>
      <text:p text:style-name="P4">JaCaVi steht für Java Carrera Visualisation und bietet den Benutzern eine Basis um Slot Car bahenen zu entwerfen, ...</text:p>
      <text:h text:style-name="P3" text:outline-level="1">Produktfunktionen</text:h>
      <text:p text:style-name="P4">Genaue Beschreibung der Funktionen (UseCases?)</text:p>
      <text:h text:style-name="P3" text:outline-level="1">Produktdaten</text:h>
      <text:p text:style-name="P4">Langfristig zu speichernde Daten etc</text:p>
      <text:h text:style-name="P3" text:outline-level="1">Produktleistungen</text:h>
      <text:p text:style-name="P4">Anforderungen bezüglich Zeit und Genauigkeit</text:p>
      <text:h text:style-name="P3" text:outline-level="1">Benutzerschnittstelle</text:h>
      <text:h text:style-name="P3" text:outline-level="1">Nichtfunktionale Anforderungen</text:h>
      <text:p text:style-name="P4">Plattformunabhängigkeit etc</text:p>
      <text:h text:style-name="P3" text:outline-level="1">Technische Produktumgebung</text:h>
      <text:p text:style-name="P4">Schnittstellen</text:p>
      <text:h text:style-name="P3" text:outline-level="1"><text:soft-page-break/>Anforderungen an die Entwicklungsumgebung</text:h>
      <text:h text:style-name="P2" text:outline-level="2">Software</text:h>
      <text:h text:style-name="P3" text:outline-level="1">Teilprodukte/ Komponenten</text:h>
      <text:h text:style-name="P2" text:outline-level="2">Hardware Abstraction Layer</text:h>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09-23T11:14:24</dc:date>
    <meta:editing-cycles>9</meta:editing-cycles>
    <meta:editing-duration>PT7H48M9S</meta:editing-duration>
    <meta:user-defined meta:name="Info 1"/>
    <meta:user-defined meta:name="Info 2"/>
    <meta:user-defined meta:name="Info 3"/>
    <meta:user-defined meta:name="Info 4"/>
    <meta:document-statistic meta:table-count="0" meta:image-count="0" meta:object-count="0" meta:page-count="2" meta:paragraph-count="20" meta:word-count="175" meta:character-count="1396"/>
  </office:meta>
</office:document-meta>
</file>